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weight="normal"/>
    </style:style>
    <style:style style:name="P9"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0.5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1" style:family="paragraph" style:parent-style-name="Standard" style:list-style-name="L2">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2" style:family="paragraph" style:parent-style-name="Standard" style:list-style-name="L3">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3" style:family="paragraph" style:parent-style-name="Standard" style:list-style-name="L6">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14" style:family="paragraph" style:parent-style-name="Standard" style:list-style-name="L5">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15" style:family="paragraph" style:parent-style-name="Standard" style:list-style-name="L6">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16" style:family="paragraph" style:parent-style-name="Standard" style:list-style-name="L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8"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9"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0"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1" style:family="paragraph" style:parent-style-name="Standard" style:list-style-name="L6">
      <style:paragraph-properties fo:text-align="justify" style:justify-single-word="false"/>
    </style:style>
    <style:style style:name="P22" style:family="paragraph" style:parent-style-name="Text_20_body"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size="12pt" fo:language="es" fo:country="ES" style:text-underline-style="none" fo:font-weight="normal" style:font-size-asian="10.5pt" style:font-weight-asian="normal" style:font-size-complex="12pt" style:font-weight-complex="normal"/>
    </style:style>
    <style:style style:name="T4" style:family="text">
      <style:text-properties fo:font-size="12pt" fo:language="es" fo:country="ES" style:text-underline-style="none" fo:font-weight="bold" style:font-size-asian="10.5pt" style:font-weight-asian="bold" style:font-size-complex="12pt" style:font-weight-complex="bold"/>
    </style:style>
    <style:style style:name="T5" style:family="text">
      <style:text-properties fo:font-size="12pt" fo:language="es" fo:country="ES" style:text-underline-style="none" style:font-size-asian="10.5pt" style:font-weight-asian="normal" style:font-size-complex="12pt" style:font-weight-complex="normal"/>
    </style:style>
    <style:style style:name="T6" style:family="text">
      <style:text-properties fo:font-size="12pt" fo:language="es" fo:country="ES" style:text-underline-style="none" style:font-size-asian="12pt" style:font-weight-asian="normal" style:font-size-complex="12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fo:font-size="12pt" style:font-size-asian="12pt" style:font-size-complex="12pt"/>
    </style:style>
    <style:style style:name="T11" style:family="text">
      <style:text-properties fo:font-size="12pt" style:text-underline-style="none" fo:font-weight="normal" style:font-size-asian="10.5pt" style:font-weight-asian="normal" style:font-size-complex="12pt" style:font-weight-complex="normal"/>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weight-asian="normal" style:font-weight-complex="normal"/>
    </style:style>
    <style:style style:name="T16" style:family="text">
      <style:text-properties style:font-size-asian="12pt"/>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11252821" text:style-name="L1">
        <text:list-item>
          <text:list>
            <text:list-item>
              <text:list>
                <text:list-item>
                  <text:list>
                    <text:list-item>
                      <text:list>
                        <text:list-item>
                          <text:p text:style-name="P10">Cloud Storage.</text:p>
                        </text:list-item>
                      </text:list>
                    </text:list-item>
                  </text:list>
                </text:list-item>
              </text:list>
            </text:list-item>
          </text:list>
        </text:list-item>
      </text:list>
      <text:p text:style-name="P4"><text:tab/></text:p>
      <text:p text:style-name="P1"><text:tab/>El Cloud Storage, o almacenamiento en la nube, es un modelo de almacenamiento basado en redes donde los datos son almacenados en piscinas virtuales de almacenamiento. </text:p>
      <text:p text:style-name="P1"><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1"><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9"><text:tab/>Las principales preocupaciones de dichas soluciones son la seguridad ante posibles accesos indebidos, la estabilidad de la empresa proveedora, la accesibilidad de la información, y los costes hardware de la solución utilizada.</text:p>
      <text:p text:style-name="P1"><text:tab/>Actualmente, existen dos tipos de instalaciones de Cloud Storage, las realizadas en servidores externos, y las instalaciones locales que el administrador puede acomodar a sus necesidades. </text:p>
      <text:p text:style-name="P1"><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1"><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1"/>
      <text:list xml:id="list2003437501" text:style-name="L2">
        <text:list-item>
          <text:list>
            <text:list-item>
              <text:list>
                <text:list-item>
                  <text:p text:style-name="P11">Almacenamiento en soluciones libres y locales existentes.</text:p>
                </text:list-item>
              </text:list>
            </text:list-item>
          </text:list>
        </text:list-item>
      </text:list>
      <text:list xml:id="list1721558753" text:style-name="L3">
        <text:list-item>
          <text:list>
            <text:list-header>
              <text:p text:style-name="P12"/>
            </text:list-header>
            <text:list-item>
              <text:p text:style-name="P12">Amazon S3.</text:p>
            </text:list-item>
          </text:list>
        </text:list-item>
      </text:list>
      <text:p text:style-name="P4"><text:tab/><text:span text:style-name="T10">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8"><text:span text:style-name="T6"><text:tab/>La Amazon Simple Storage Service tiene como objetivo ser escalable, tener alta disponibilidad y baja latencia, a un bajo coste. Dispone de tres tipos de interfaces distintas, REST(Representational State Transfer), SOAP(</text:span><text:span text:style-name="T15">Simple Object Access Protocol) y BitTorrent. Las primera interfaz es la m</text:span><text:span text:style-name="T5">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1"><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1"><text:tab/>Puesto que el principal uso de los cubos es almacenar páginas web, cada cubo puede ser configurado para almacenar los registros de acceso en un cubo gemelo, o réplica.</text:p>
      <text:p text:style-name="P1"><text:tab/></text:p>
      <text:list xml:id="list920413750" text:continue-numbering="true" text:style-name="L3">
        <text:list-item>
          <text:list>
            <text:list-item>
              <text:p text:style-name="P12">OpenNebula.</text:p>
            </text:list-item>
          </text:list>
        </text:list-item>
      </text:list>
      <text:p text:style-name="P1"><text:span text:style-name="T13"><text:tab/></text:span>Aunque la plataforma de Cloud Computing de OpenNebula es compatible con la interfaz <text:soft-page-break/>Amazon EC2 Query Interface, lo que le ofrece compatibilidad con la plataforma de almacenamiento Amazon S3, dicha plataforma goza de un subsistema de almacenamiento propio. </text:p>
      <text:p text:style-name="P1"><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1"/>
      <text:list xml:id="list1869100432" text:continue-numbering="true" text:style-name="L3">
        <text:list-item>
          <text:list>
            <text:list-item>
              <text:p text:style-name="P12">Nimbus.</text:p>
            </text:list-item>
          </text:list>
        </text:list-item>
      </text:list>
      <text:p text:style-name="P5"><text:tab/><text:span text:style-name="T8">La pla</text:span><text:span text:style-name="T7">taforma Nimbus utiliza una implementación propia y libre de la API REST(Representational State Transfer) de Amazon S3, llamada Cumulus, para su almacenamiento.</text:span></text:p>
      <text:p text:style-name="P1"/>
      <text:list xml:id="list1326050144" text:continue-numbering="true" text:style-name="L3">
        <text:list-item>
          <text:list>
            <text:list-item>
              <text:p text:style-name="P12">OpenStack.</text:p>
            </text:list-item>
          </text:list>
        </text:list-item>
      </text:list>
      <text:p text:style-name="P4"><text:tab/><text:span text:style-name="T9">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1"><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1"><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1"/>
      <text:list xml:id="list1105323137" text:continue-numbering="true" text:style-name="L3">
        <text:list-item>
          <text:list>
            <text:list-item>
              <text:p text:style-name="P12">OpenQRM.</text:p>
            </text:list-item>
          </text:list>
        </text:list-item>
      </text:list>
      <text:p text:style-name="P4"><text:tab/><text:span text:style-name="T10">En <text:s/></text:span><text:span text:style-name="T9">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1"/>
      <text:list xml:id="list968005773" text:continue-numbering="true" text:style-name="L3">
        <text:list-item>
          <text:list>
            <text:list-item>
              <text:p text:style-name="P12">Eucalyptus.</text:p>
            </text:list-item>
          </text:list>
        </text:list-item>
      </text:list>
      <text:p text:style-name="P4"><text:tab/><text:span text:style-name="T9">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1"/>
      <text:list xml:id="list1303706645" text:continue-numbering="true" text:style-name="L3">
        <text:list-item>
          <text:list>
            <text:list-item>
              <text:p text:style-name="P12">CloudStack.</text:p>
            </text:list-item>
          </text:list>
        </text:list-item>
      </text:list>
      <text:p text:style-name="P4"><text:tab/><text:span text:style-name="T10">Esta plataforma se nutre de la solución de almacenamiento de OpenStack, Swift, estudiada anteriormente.</text:span></text:p>
      <text:p text:style-name="P2"/>
      <text:list xml:id="list973398442" text:continue-numbering="true" text:style-name="L3">
        <text:list-item>
          <text:list>
            <text:list-item>
              <text:p text:style-name="P12">Abiquo Open source edition.</text:p>
            </text:list-item>
          </text:list>
        </text:list-item>
      </text:list>
      <text:p text:style-name="P7"><text:span text:style-name="T11"><text:tab/>En esta plataforma nos encontramos con que el almacenamiento es independiente al resto de la plataforma, ofreciendo solo almacenamiento virtual de dos tipos: asistido, o genérico iSCSI. En el caso del almacenamiento asistido la plataforma ofrece almacenamiento como servicio </text:span><text:soft-page-break/><text:span text:style-name="T11">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text:span><text:span text:style-name="T12">LVM y iSCSI Linux, Nexenta, NetApp. Aparte se ofrece una API de desarrollo para facilitar el soporte de otras plataformas como Dell Equallogic, IBM Volume Manager.</text:span></text:p>
      <text:p text:style-name="P2"/>
      <text:list xml:id="list2069238862" text:continue-numbering="true" text:style-name="L3">
        <text:list-item>
          <text:p text:style-name="P12">Swiftness.</text:p>
        </text:list-item>
      </text:list>
      <text:p text:style-name="P1"><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1"><text:tab/>Para ello Swiftness propone una capa de abstracción de software que se interpondrá entre el núcleo del sistema operativo y el sistema de ficheros del cliente.</text:p>
      <text:p text:style-name="P1"/>
      <text:list xml:id="list2055597881" text:continue-numbering="true" text:style-name="L3">
        <text:list-item>
          <text:p text:style-name="P12">Swift.</text:p>
        </text:list-item>
      </text:list>
      <text:p text:style-name="P1"><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1"/>
      <text:p text:style-name="P1"><text:tab/>Insertar imagen aquí.</text:p>
      <text:p text:style-name="P5"/>
      <text:p text:style-name="P1"><text:span text:style-name="T2"><text:tab/></text:span><text:span text:style-name="T16">Para el objetivo de este proyecto, todos los servidores pueden ser tratados como una caja negra que se dedica al almacenamiento y distribución de datos, excepto el servidor proxy del cual estudiaremos en mayor profundidad su API.</text:span></text:p>
      <text:p text:style-name="P2"/>
      <text:list xml:id="list917822274" text:continue-numbering="true" text:style-name="L3">
        <text:list-item>
          <text:list>
            <text:list-item>
              <text:p text:style-name="P12">Swift proxy server.</text:p>
            </text:list-item>
          </text:list>
        </text:list-item>
      </text:list>
      <text:p text:style-name="P1"><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1"/>
      <text:list xml:id="list1050516714" text:style-name="L4">
        <text:list-item>
          <text:p text:style-name="P22">El numero máximo de cabeceras por petición es 90.</text:p>
        </text:list-item>
        <text:list-item>
          <text:p text:style-name="P22">La máxima longitud de las cabeceras es 4096 bytes.</text:p>
        </text:list-item>
        <text:list-item>
          <text:p text:style-name="P22">Cada linea de petición no debe tener más de 8192 bytes.</text:p>
        </text:list-item>
        <text:list-item>
          <text:p text:style-name="P22">Una petición no debe exceder el tamaño de 5 gigabytes.</text:p>
        </text:list-item>
        <text:list-item>
          <text:p text:style-name="P22"><text:soft-page-break/>El nombre de un contenedor no puede ser mayor de 256 bytes.</text:p>
        </text:list-item>
        <text:list-item>
          <text:p text:style-name="P22">El nombre de un objeto no puede ser mayor que 1024 bytes.</text:p>
        </text:list-item>
      </text:list>
      <text:p text:style-name="P1"/>
      <text:p text:style-name="P1"><text:tab/>La operaciones posibles sobre el almacenamiento se dividen entre los tres servidores de gestión de este. Detallamos a continuación las operaciones relevantes:</text:p>
      <text:p text:style-name="P1"/>
      <text:list xml:id="list91666221" text:style-name="L5">
        <text:list-item>
          <text:p text:style-name="P14">Servidor de cuentas.</text:p>
          <text:list>
            <text:list-item>
              <text:p text:style-name="P18">Listado de contenedores.</text:p>
            </text:list-item>
          </text:list>
        </text:list-item>
        <text:list-item>
          <text:p text:style-name="P14">Servidor de contenedores.</text:p>
          <text:list>
            <text:list-item>
              <text:p text:style-name="P18">Listado de objetos en el contenedor.</text:p>
            </text:list-item>
            <text:list-item>
              <text:p text:style-name="P18">Creación de contenedores.</text:p>
            </text:list-item>
            <text:list-item>
              <text:p text:style-name="P18">Eliminación de contenedores.</text:p>
            </text:list-item>
          </text:list>
        </text:list-item>
        <text:list-item>
          <text:p text:style-name="P14">Servidor de objetos.</text:p>
          <text:list>
            <text:list-item>
              <text:p text:style-name="P18">Recuperación de objetos.</text:p>
            </text:list-item>
            <text:list-item>
              <text:p text:style-name="P18">Creación/actualización de objetos.</text:p>
            </text:list-item>
            <text:list-item>
              <text:p text:style-name="P18">Copia de objetos.</text:p>
            </text:list-item>
            <text:list-item>
              <text:p text:style-name="P18">Eliminación de objetos.</text:p>
            </text:list-item>
          </text:list>
        </text:list-item>
      </text:list>
      <text:p text:style-name="P1"/>
      <text:p text:style-name="P1"><text:tab/><text:span text:style-name="T13">NOTA! </text:span>Se añadirán operaciones conforme se descubra su necesidad.</text:p>
      <text:p text:style-name="P1"/>
      <text:list xml:id="list782868808" text:continue-list="list917822274" text:style-name="L3">
        <text:list-item>
          <text:p text:style-name="P12">Linux.</text:p>
        </text:list-item>
      </text:list>
      <text:p text:style-name="P1"><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1"><text:tab/>Los dispositivos de caracteres son aquellos que se comunican mediante flujos de caracteres secuenciales, un ejemplo sencillo es el teclado, que puede ser accedido, y la información transmitida es un flujo de caracteres secuencial en el tiempo. Los dispositivos de bloque suelen ser dispositivos de almacenamiento masivo y se estructuran en bloques o porciones que accedidas en secuencias de operaciones, y sus bloques no tienen necesariamente se acceden de manera secuencial. Por ultimo, los dispositivos de red, se encargan de cualquier tipo de comunicación con el exterior del sistema a través de sus interfaces de red, como las tarjetas Ethernet, modems, etc.</text:p>
      <text:p text:style-name="P1"><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1"><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1"/>
      <text:p text:style-name="P1"><text:tab/>Insertar imagen aquí.</text:p>
      <text:p text:style-name="P1"/>
      <text:p text:style-name="P1"><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text:soft-page-break/>gobernado por el módulo nbd.</text:p>
      <text:p text:style-name="P1"/>
      <text:list xml:id="list1977070961" text:continue-numbering="true" text:style-name="L3">
        <text:list-item>
          <text:list>
            <text:list-item>
              <text:p text:style-name="P12">Dispositivos de bloques.</text:p>
            </text:list-item>
          </text:list>
        </text:list-item>
      </text:list>
      <text:p text:style-name="P1"><text:tab/>Los dispositivos de bloques, dentro del código fuente de Linux se alojan en el directorio drivers/block, y las interfaces que deben cumplir en el directorio include/linux. </text:p>
      <text:p text:style-name="P1"/>
      <text:list xml:id="list939834737" text:continue-numbering="true" text:style-name="L3">
        <text:list-item>
          <text:list>
            <text:list-item>
              <text:p text:style-name="P12">Dispositivos de red.</text:p>
            </text:list-item>
          </text:list>
        </text:list-item>
      </text:list>
      <text:p text:style-name="P1"/>
      <text:p text:style-name="P1"/>
      <text:list xml:id="list533841515" text:continue-numbering="true" text:style-name="L3">
        <text:list-item>
          <text:p text:style-name="P12">Glosario.</text:p>
        </text:list-item>
      </text:list>
      <text:p text:style-name="P1"><text:tab/></text:p>
      <text:p text:style-name="P1"/>
      <text:list xml:id="list738579231" text:style-name="L6">
        <text:list-item>
          <text:p text:style-name="P21"><text:span text:style-name="T4">Cloud Storage: </text:span><text:span text:style-name="T3"><text:s/>almacenamiento en la nube, es decir, en internet.</text:span></text:p>
        </text:list-item>
        <text:list-item>
          <text:p text:style-name="P19"><text:span text:style-name="T13">Agilidad:</text:span> <text:s/>capacidad de mover los datos al área adecuada para mejorar su disponibilidad.</text:p>
        </text:list-item>
        <text:list-item>
          <text:p text:style-name="P19"><text:span text:style-name="T13">Escalabilidad: </text:span>capacidad de manejar crecientes cargas de trabajo, o de adaptarse para ser capaces de soportarlas.</text:p>
        </text:list-item>
        <text:list-item>
          <text:p text:style-name="P19"><text:span text:style-name="T13">Elasticidad: </text:span>capacidad de escalarse mas allá limites impuestos por las condiciones del sistema.</text:p>
        </text:list-item>
        <text:list-item>
          <text:p text:style-name="P16">Latencia: <text:span text:style-name="T14">Tiempo de espera, normalmente entre que se realiza una petición y se recibe una respuesta.</text:span></text:p>
        </text:list-item>
        <text:list-item>
          <text:p text:style-name="P16">Persistencia: <text:span text:style-name="T14">Si existen distintas copias de un archivo, todas deben ser iguales.</text:span></text:p>
        </text:list-item>
        <text:list-item>
          <text:p text:style-name="P16">Cluster: <text:span text:style-name="T14">Conjunto de sistemas informáticos que actúan como un solo sistema.</text:span></text:p>
        </text:list-item>
        <text:list-item>
          <text:p text:style-name="P16">Nodo: <text:span text:style-name="T14">Sistema capaz de procesar información.</text:span></text:p>
        </text:list-item>
        <text:list-item>
          <text:p text:style-name="P19"><text:span text:style-name="T13">Multiusuario: </text:span>capacidad de que el recurso sea utilizado por varios usuarios concurrentemente.</text:p>
        </text:list-item>
        <text:list-item>
          <text:p text:style-name="P19"><text:span text:style-name="T13">Servicio distribuido: </text:span>servicio ofrecido por un conjunto de sistemas que actúa como un solo sistema.</text:p>
        </text:list-item>
        <text:list-item>
          <text:p text:style-name="P13"><text:span text:style-name="T9">API: </text:span><text:span text:style-name="T7">Application programming interface, interfaz de programación de la aplicación.</text:span></text:p>
        </text:list-item>
        <text:list-item>
          <text:p text:style-name="P19"><text:span text:style-name="T13">Tolerancia a fallos: </text:span>capacidad de soportar errores sin dejar sin servicio al cliente.</text:p>
        </text:list-item>
        <text:list-item>
          <text:p text:style-name="P19"><text:span text:style-name="T13">Redundancia de datos: </text:span>duplicación de datos, habitualmente para evitar su pérdida.</text:p>
        </text:list-item>
        <text:list-item>
          <text:p text:style-name="P19"><text:span text:style-name="T13">Software duradero: </text:span>software capaz de almacenar distintas versiones de un mismo fichero.</text:p>
        </text:list-item>
        <text:list-item>
          <text:p text:style-name="P15">World Wide Web: <text:span text:style-name="T14">Sistema de enlace de documentos a través de internet.</text:span></text:p>
        </text:list-item>
        <text:list-item>
          <text:p text:style-name="P19"><text:span text:style-name="T13">Amazon EC2 Query Interface: </text:span>Interfaz de consultas de la plataforma de Cloud Computing de Amazon.</text:p>
        </text:list-item>
        <text:list-item>
          <text:p text:style-name="P19"><text:span text:style-name="T13">Amazon S3: </text:span>Sistema de almacenamiento propietario de la plataforma de Cloud Computing de Amazon.</text:p>
        </text:list-item>
        <text:list-item>
          <text:p text:style-name="P19"><text:span text:style-name="T13">Data store drivers: </text:span>Drivers de almacenamiento de datos.</text:p>
        </text:list-item>
        <text:list-item>
          <text:p text:style-name="P19"><text:span text:style-name="T13">Transfer manager drivers: </text:span>Drivers de gestión de transferencias.</text:p>
        </text:list-item>
        <text:list-item>
          <text:p text:style-name="P15">Imagen virtual: <text:span text:style-name="T14">fichero que simula el disco duro de un ordenador para, en conjunto con la tecnología de virtualización, se pueda lanzar un sistema operativo con sus aplicaciones propias.</text:span></text:p>
        </text:list-item>
      </text:list>
      <text:p text:style-name="P3"><text:tab/></text:p>
      <text:p text:style-name="P1"><text:span text:style-name="T13"><text:tab/></text:span><text:span text:style-name="T1">Referencias.</text:span></text:p>
      <text:p text:style-name="P6"/>
      <text:list xml:id="list344251614" text:style-name="L7">
        <text:list-item>
          <text:p text:style-name="P20">Wikipedia:</text:p>
          <text:list>
            <text:list-item>
              <text:p text:style-name="P20"><text:a xlink:type="simple" xlink:href="http://en.wikipedia.org/wiki/Cloud_computing_comparison">http://en.wikipedia.org/wiki/Cloud_computing_comparison</text:a></text:p>
            </text:list-item>
            <text:list-item>
              <text:p text:style-name="P20"><text:a xlink:type="simple" xlink:href="http://en.wikipedia.org/wiki/OpenNebula">http://en.wikipedia.org/wiki/OpenNebula</text:a></text:p>
            </text:list-item>
            <text:list-item>
              <text:p text:style-name="P20"><text:a xlink:type="simple" xlink:href="http://en.wikipedia.org/wiki/Nimbus_(cloud_computing">http://en.wikipedia.org/wiki/Nimbus_(cloud_computing</text:a>)</text:p>
            </text:list-item>
            <text:list-item>
              <text:p text:style-name="P20"><text:a xlink:type="simple" xlink:href="http://en.wikipedia.org/wiki/Amazon_Elastic_Block_Store">http://en.wikipedia.org/wiki/Amazon_Elastic_Block_Store</text:a></text:p>
            </text:list-item>
            <text:list-item>
              <text:p text:style-name="P20"><text:a xlink:type="simple" xlink:href="http://en.wikipedia.org/wiki/Eucalyptus_%28computing%29">http://en.wikipedia.org/wiki/Eucalyptus_%28computing%29</text:a></text:p>
            </text:list-item>
            <text:list-item>
              <text:p text:style-name="P20"><text:a xlink:type="simple" xlink:href="http://en.wikipedia.org/wiki/Cloudstack">http://en.wikipedia.org/wiki/Cloudstack</text:a> </text:p>
            </text:list-item>
            <text:list-item>
              <text:p text:style-name="P20"><text:a xlink:type="simple" xlink:href="http://en.wikipedia.org/wiki/OpenQRM">http://en.wikipedia.org/wiki/OpenQRM</text:a></text:p>
            </text:list-item>
            <text:list-item>
              <text:p text:style-name="P20"><text:soft-page-break/><text:a xlink:type="simple" xlink:href="http://en.wikipedia.org/wiki/Abiquo_Enterprise_Edition">http://en.wikipedia.org/wiki/Abiquo_Enterprise_Edition</text:a> </text:p>
            </text:list-item>
            <text:list-item>
              <text:p text:style-name="P20"><text:a xlink:type="simple" xlink:href="http://en.wikipedia.org/wiki/OpenStack">http://en.wikipedia.org/wiki/OpenStack</text:a></text:p>
            </text:list-item>
          </text:list>
        </text:list-item>
        <text:list-item>
          <text:p text:style-name="P20">OpenNebula:</text:p>
          <text:list>
            <text:list-item>
              <text:p text:style-name="P20"><text:a xlink:type="simple" xlink:href="http://opennebula.org/documentation:rel3.6">http://opennebula.org/documentation:rel3.6</text:a></text:p>
            </text:list-item>
          </text:list>
        </text:list-item>
        <text:list-item>
          <text:p text:style-name="P20">Nimbus:</text:p>
          <text:list>
            <text:list-item>
              <text:p text:style-name="P20"><text:a xlink:type="simple" xlink:href="http://www.nimbusproject.org/docs/2.9/">http://www.nimbusproject.org/docs/2.9/</text:a> </text:p>
            </text:list-item>
          </text:list>
        </text:list-item>
        <text:list-item>
          <text:p text:style-name="P20">CloudStack:</text:p>
          <text:list>
            <text:list-item>
              <text:p text:style-name="P20"><text:a xlink:type="simple" xlink:href="http://docs.cloudstack.org/CloudStack_Documentation">http://docs.cloudstack.org/CloudStack_Documentation</text:a> </text:p>
            </text:list-item>
          </text:list>
        </text:list-item>
        <text:list-item>
          <text:p text:style-name="P20">OpenQRM:</text:p>
          <text:list>
            <text:list-item>
              <text:p text:style-name="P20"><text:a xlink:type="simple" xlink:href="http://www.openqrm-enterprise.com/news/details/article/in-depth-documentation-of-openqrm-available.html">http://www.openqrm-enterprise.com/news/details/article/in-depth-documentation-of-openqrm-available.html</text:a> </text:p>
            </text:list-item>
          </text:list>
        </text:list-item>
        <text:list-item>
          <text:p text:style-name="P20">Abiquo:</text:p>
          <text:list>
            <text:list-item>
              <text:p text:style-name="P20"><text:a xlink:type="simple" xlink:href="http://community.abiquo.com/display/ABI20/Abiquo+Documentation+Home">http://community.abiquo.com/display/ABI20/Abiquo+Documentation+Home</text:a></text:p>
            </text:list-item>
          </text:list>
        </text:list-item>
        <text:list-item>
          <text:p text:style-name="P20">OpenStack:</text:p>
          <text:list>
            <text:list-item>
              <text:p text:style-name="P20"><text:a xlink:type="simple" xlink:href="http://www.openstack.org/software/openstack-storage/">http://www.openstack.org/software/openstack-storage/</text:a></text:p>
            </text:list-item>
            <text:list-item>
              <text:p text:style-name="P20"><text:a xlink:type="simple" xlink:href="http://docs.openstack.org/api/">http://docs.openstack.org/api/</text:a></text:p>
            </text:list-item>
            <text:list-item>
              <text:p text:style-name="P20"><text:a xlink:type="simple" xlink:href="http://docs.openstack.org/developer/">http://docs.openstack.org/developer/</text:a></text:p>
            </text:list-item>
          </text:list>
        </text:list-item>
        <text:list-item>
          <text:p text:style-name="P20">Cap. 17 Devices and modules. Linux Kernel Development – Robert Love, Editorial Addison Wesley)</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11T13:27:39</dc:date>
    <meta:editing-duration>PT8H24M11S</meta:editing-duration>
    <meta:editing-cycles>45</meta:editing-cycles>
    <meta:generator>LibreOffice/3.5$Linux_x86 LibreOffice_project/350m1$Build-2</meta:generator>
    <meta:document-statistic meta:table-count="0" meta:image-count="0" meta:object-count="0" meta:page-count="6" meta:paragraph-count="120" meta:word-count="2383" meta:character-count="15918" meta:non-whitespace-character-count="13933"/>
  </office:meta>
</office:document-meta>
</file>